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82605" calcext:value-type="float">
            <text:p>3.18E+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00153" calcext:value-type="float">
            <text:p>1.60E+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539971" calcext:value-type="float">
            <text:p>2.54E+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490041" calcext:value-type="float">
            <text:p>3.49E+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095831" calcext:value-type="float">
            <text:p>4.10E+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944835" calcext:value-type="float">
            <text:p>4.94E+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043414" calcext:value-type="float">
            <text:p>6.04E+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780892" calcext:value-type="float">
            <text:p>6.78E+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.732798" calcext:value-type="float">
            <text:p>7.73E+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.604906" calcext:value-type="float">
            <text:p>8.60E+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.250512" calcext:value-type="float">
            <text:p>9.25E+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.922657" calcext:value-type="float">
            <text:p>9.92E+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.77611" calcext:value-type="float">
            <text:p>1.08E+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.59583" calcext:value-type="float">
            <text:p>1.16E+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.34512" calcext:value-type="float">
            <text:p>1.23E+0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.91058" calcext:value-type="float">
            <text:p>1.29E+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.5253" calcext:value-type="float">
            <text:p>1.35E+0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.24326" calcext:value-type="float">
            <text:p>1.42E+0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5.07045" calcext:value-type="float">
            <text:p>1.51E+0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.75072" calcext:value-type="float">
            <text:p>1.58E+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.36619" calcext:value-type="float">
            <text:p>1.64E+0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6.94812" calcext:value-type="float">
            <text:p>1.69E+0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7.56841" calcext:value-type="float">
            <text:p>1.76E+0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.31192" calcext:value-type="float">
            <text:p>1.83E+0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8.85125" calcext:value-type="float">
            <text:p>1.89E+0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9.60993" calcext:value-type="float">
            <text:p>1.96E+0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.20922" calcext:value-type="float">
            <text:p>2.02E+0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0.62009" calcext:value-type="float">
            <text:p>2.06E+0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.15175" calcext:value-type="float">
            <text:p>2.12E+0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1.70612" calcext:value-type="float">
            <text:p>2.17E+0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.38492" calcext:value-type="float">
            <text:p>2.24E+0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3.05464" calcext:value-type="float">
            <text:p>2.31E+0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3.39678" calcext:value-type="float">
            <text:p>2.34E+0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4.08859" calcext:value-type="float">
            <text:p>2.41E+0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4.5522" calcext:value-type="float">
            <text:p>2.46E+0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5.20778" calcext:value-type="float">
            <text:p>2.52E+0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5.52163" calcext:value-type="float">
            <text:p>2.55E+0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6.05269" calcext:value-type="float">
            <text:p>2.61E+0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6.50481" calcext:value-type="float">
            <text:p>2.65E+0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6.91907" calcext:value-type="float">
            <text:p>2.69E+0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7.56927" calcext:value-type="float">
            <text:p>2.76E+0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8.19671" calcext:value-type="float">
            <text:p>2.82E+0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8.55696" calcext:value-type="float">
            <text:p>2.86E+0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9.08429" calcext:value-type="float">
            <text:p>2.91E+0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9.28173" calcext:value-type="float">
            <text:p>2.93E+0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9.91086" calcext:value-type="float">
            <text:p>2.99E+0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0.16971" calcext:value-type="float">
            <text:p>3.02E+0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0.69035" calcext:value-type="float">
            <text:p>3.07E+0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1.28665" calcext:value-type="float">
            <text:p>3.13E+0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1.2405" calcext:value-type="float">
            <text:p>3.12E+0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1.94684" calcext:value-type="float">
            <text:p>3.19E+0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2.38815" calcext:value-type="float">
            <text:p>3.24E+0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2.60412" calcext:value-type="float">
            <text:p>3.26E+0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3.45698" calcext:value-type="float">
            <text:p>3.35E+0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3.30053" calcext:value-type="float">
            <text:p>3.33E+0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4.03999" calcext:value-type="float">
            <text:p>3.40E+0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4.19841" calcext:value-type="float">
            <text:p>3.42E+0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4.76628" calcext:value-type="float">
            <text:p>3.48E+0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4.81882" calcext:value-type="float">
            <text:p>3.48E+0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5.62161" calcext:value-type="float">
            <text:p>3.56E+0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5.71564" calcext:value-type="float">
            <text:p>3.57E+0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6.11085" calcext:value-type="float">
            <text:p>3.61E+0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6.56073" calcext:value-type="float">
            <text:p>3.66E+0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6.77923" calcext:value-type="float">
            <text:p>3.68E+0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7.26889" calcext:value-type="float">
            <text:p>3.73E+0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7.4304" calcext:value-type="float">
            <text:p>3.74E+0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7.56028" calcext:value-type="float">
            <text:p>3.76E+0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7.75028" calcext:value-type="float">
            <text:p>3.78E+0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8.54582" calcext:value-type="float">
            <text:p>3.85E+0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8.69805" calcext:value-type="float">
            <text:p>3.87E+0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8.84786" calcext:value-type="float">
            <text:p>3.88E+0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9.40178" calcext:value-type="float">
            <text:p>3.94E+0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9.31078" calcext:value-type="float">
            <text:p>3.93E+0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0.38056" calcext:value-type="float">
            <text:p>4.04E+0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9.97687" calcext:value-type="float">
            <text:p>4.00E+0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0.18374" calcext:value-type="float">
            <text:p>4.02E+0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0.73942" calcext:value-type="float">
            <text:p>4.07E+0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0.66456" calcext:value-type="float">
            <text:p>4.07E+0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1.3958" calcext:value-type="float">
            <text:p>4.14E+0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1.54564" calcext:value-type="float">
            <text:p>4.15E+01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1.75916" calcext:value-type="float">
            <text:p>4.18E+0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2.07381" calcext:value-type="float">
            <text:p>4.21E+01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42.52939" calcext:value-type="float">
            <text:p>4.25E+01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42.4779" calcext:value-type="float">
            <text:p>4.25E+01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42.78065" calcext:value-type="float">
            <text:p>4.28E+01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42.95364" calcext:value-type="float">
            <text:p>4.30E+01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43.39927" calcext:value-type="float">
            <text:p>4.34E+01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43.71342" calcext:value-type="float">
            <text:p>4.37E+01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43.91428" calcext:value-type="float">
            <text:p>4.39E+01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44.02075" calcext:value-type="float">
            <text:p>4.40E+01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44.66263" calcext:value-type="float">
            <text:p>4.47E+01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44.40305" calcext:value-type="float">
            <text:p>4.44E+0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44.7457" calcext:value-type="float">
            <text:p>4.47E+01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44.85806" calcext:value-type="float">
            <text:p>4.49E+01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44.88048" calcext:value-type="float">
            <text:p>4.49E+01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45.56204" calcext:value-type="float">
            <text:p>4.56E+01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45.69534" calcext:value-type="float">
            <text:p>4.57E+01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45.7732" calcext:value-type="float">
            <text:p>4.58E+01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45.97409" calcext:value-type="float">
            <text:p>4.60E+0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46.17457" calcext:value-type="float">
            <text:p>4.62E+01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46.37018" calcext:value-type="float">
            <text:p>4.64E+01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46.51052" calcext:value-type="float">
            <text:p>4.65E+01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46.95201" calcext:value-type="float">
            <text:p>4.70E+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7:16:42.142345224</meta:creation-date>
    <dc:date>2017-05-30T17:17:55.698960398</dc:date>
    <meta:editing-duration>PT1M12S</meta:editing-duration>
    <meta:editing-cycles>3</meta:editing-cycles>
    <meta:generator>LibreOffice/5.3.1.2$Linux_X86_64 LibreOffice_project/30m0$Build-2</meta:generator>
    <meta:document-statistic meta:table-count="1" meta:cell-count="206" meta:object-count="0"/>
  </office:meta>
</office:document-meta>
</file>